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right" drawooo:fontwork-distance="0.5cm" drawooo:fontwork-start="7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77cm" fo:min-width="6.52cm" fo:padding-top="0.151cm" fo:padding-bottom="0.151cm" fo:padding-left="0.276cm" fo:padding-right="0.276cm" draw:shadow="hidden" drawooo:fontwork-style="rotate" drawooo:fontwork-adjust="right" drawooo:fontwork-distance="0.5cm" drawooo:fontwork-start="4.9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0%" draw:textarea-horizontal-align="justify" draw:textarea-vertical-align="middle" draw:auto-grow-height="false" fo:min-height="6.77cm" fo:min-width="6.52cm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P3" style:family="paragraph">
      <loext:graphic-properties draw:fill="solid" draw:fill-color="#000000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2" draw:layer="layout" svg:width="20cm" svg:height="14cm" svg:x="4cm" svg:y="5.5cm" svg:viewBox="0 0 20001 14001" svg:d="M20001 7001c0 1228-462 2436-1340 3500s-2140 1948-3660 2562c-1521 615-3245 938-5000 938-1756 0-3480-323-5001-938-1520-614-2782-1498-3660-2562s-1340-2272-1340-3500c0-1229 462-2437 1340-3501s2140-1948 3660-2562c1521-615 3245-938 5000-938 1756 0 3480 323 5001 938 1520 614 2782 1498 3660 2562s1340 2272 1340 3500z">
          <text:p text:style-name="P1"><text:span text:style-name="T1">Three-Sided Polygons</text:span></text:p>
        </draw:path>
        <draw:g>
          <draw:path draw:style-name="gr3" draw:text-style-name="P2" draw:layer="layout" svg:width="10cm" svg:height="10cm" svg:x="9.6cm" svg:y="8.5cm" svg:viewBox="0 0 10001 10001" svg:d="M10001 5001c0 877-231 1740-670 2500s-1070 1391-1830 1830-1623 670-2500 670c-878 0-1741-231-2501-670s-1391-1070-1830-1830-670-1623-670-2500c0-878 231-1741 670-2501s1070-1391 1830-1830 1623-670 2500-670c878 0 1741 231 2501 670s1391 1070 1830 1830 670 1623 670 2500z">
            <text:p text:style-name="P1"><text:span text:style-name="T1">Triangles</text:span></text:p>
          </draw:path>
          <draw:path draw:style-name="gr4" draw:text-style-name="P3" draw:layer="layout" svg:width="0.861cm" svg:height="1.027cm" svg:x="11.739cm" svg:y="12.997cm" svg:viewBox="0 0 862 1028" svg:d="M851 0l11 241h-29c-5-43-13-73-22-91-16-30-37-51-63-65s-60-21-102-21h-145v786c0 63 7 103 21 118 19 21 48 32 88 32h36v28h-437v-28h37c43 0 74-13 92-39 11-17 17-53 17-111v-786h-123c-48 0-82 4-103 11-26 9-48 28-67 55s-30 64-33 111h-29l12-241z">
            <text:p/>
          </draw:path>
          <draw:path draw:style-name="gr4" draw:text-style-name="P3" draw:layer="layout" svg:width="0.516cm" svg:height="0.714cm" svg:x="12.595cm" svg:y="13.31cm" svg:viewBox="0 0 517 715" svg:d="M243 0v157c58-105 117-157 178-157 28 0 51 8 69 25s27 37 27 59c0 20-7 37-20 50-13 14-28 21-47 21-17 0-37-9-59-26-22-18-38-27-48-27-9 0-19 5-30 15-22 21-46 55-70 103v333c0 38 5 67 14 87 7 14 19 25 35 34 17 9 41 14 72 14v27h-356v-27c35 0 62-6 79-17 12-8 21-21 26-39 3-8 4-33 4-74v-268c0-81-2-129-5-145-3-15-9-27-18-34s-20-10-33-10c-16 0-34 3-53 11l-8-27 211-85z">
            <text:p/>
          </draw:path>
          <draw:path draw:style-name="gr4" draw:text-style-name="P3" draw:layer="layout" svg:width="0.347cm" svg:height="1.077cm" svg:x="13.147cm" svg:y="12.947cm" svg:viewBox="0 0 348 1078" svg:d="M180 0c22 0 40 7 55 22s22 33 22 55c0 21-7 39-22 54s-33 23-55 23c-21 0-39-8-54-23s-23-33-23-54c0-22 7-40 22-55s34-22 55-22zM243 363v558c0 44 3 73 9 87 7 14 16 25 28 32 13 7 35 11 68 11v27h-337v-27c34 0 57-3 68-10 12-6 21-17 28-33 7-15 10-44 10-87v-268c0-75-2-124-7-146-3-16-9-28-17-34-7-6-18-9-31-9-14 0-31 3-51 11l-11-27 210-85z">
            <text:p/>
          </draw:path>
          <draw:path draw:style-name="gr4" draw:text-style-name="P3" draw:layer="layout" svg:width="0.63cm" svg:height="0.728cm" svg:x="13.588cm" svg:y="13.31cm" svg:viewBox="0 0 631 729" svg:d="M387 615c-71 55-116 86-134 95-28 13-57 19-88 19-48 0-87-16-118-49s-47-76-47-130c0-34 8-63 23-88 21-34 57-66 108-96 51-31 137-68 256-111v-27c0-70-11-117-33-143s-54-39-95-39c-32 0-57 9-76 26s-29 37-29 59l2 44c0 23-6 41-18 54s-28 19-47 19-34-7-46-20-18-31-18-54c0-43 22-83 67-119 44-37 107-55 187-55 62 0 112 10 151 31 30 16 52 40 66 74 9 21 14 66 14 133v236c0 66 1 107 4 121 2 15 6 25 12 30s13 8 20 8c8 0 16-2 22-5 10-7 31-25 61-56v43c-57 75-111 113-162 113-25 0-45-9-59-26-15-17-22-46-23-87zM387 565v-264c-77 30-126 52-148 64-40 23-69 46-86 70s-26 51-26 80c0 36 11 66 33 90 21 24 47 36 75 36 38 0 89-25 152-76z">
            <text:p/>
          </draw:path>
          <draw:path draw:style-name="gr4" draw:text-style-name="P3" draw:layer="layout" svg:width="0.759cm" svg:height="0.714cm" svg:x="14.233cm" svg:y="13.31cm" svg:viewBox="0 0 760 715" svg:d="M243 147c81-98 158-147 232-147 38 0 70 9 97 28 28 19 49 51 65 94 11 30 17 77 17 140v296c0 44 4 74 11 90 5 12 14 22 26 29 13 7 36 11 69 11v27h-344v-27h14c33 0 55-5 68-15s22-24 27-44c2-7 3-31 3-71v-284c0-64-8-110-24-138-17-29-44-43-83-43-59 0-119 33-178 99v366c0 47 3 76 8 87 7 15 17 26 30 33 12 7 37 10 75 10v27h-344v-27h15c35 0 59-9 71-27 13-18 19-52 19-103v-258c0-83-2-134-6-152-3-19-9-31-17-38-8-6-19-9-32-9-14 0-31 3-51 11l-11-27 210-85h33z">
            <text:p/>
          </draw:path>
          <draw:path draw:style-name="gr4" draw:text-style-name="P3" draw:layer="layout" svg:width="0.702cm" svg:height="1.049cm" svg:x="15.048cm" svg:y="13.31cm" svg:viewBox="0 0 703 1050" svg:d="M188 461c-43-21-75-50-98-87s-34-78-34-123c0-68 26-127 78-177 52-49 118-74 199-74 66 0 124 16 173 49h147c22 0 34 1 38 2 3 1 6 3 7 6 3 5 5 13 5 24 0 14-1 23-4 28-1 2-4 4-8 6-4 1-17 2-39 2h-90c28 36 42 83 42 139 0 65-25 120-74 166-50 46-116 69-200 69-34 0-69-5-105-16-22 20-37 37-44 51-8 15-12 27-12 37 0 9 4 17 12 25 9 9 25 14 49 18 14 2 50 4 106 5 104 2 172 6 203 10 46 7 84 24 112 52 28 29 42 64 42 105 0 57-27 111-80 161-79 74-182 111-309 111-98 0-180-22-247-66-38-25-57-51-57-79 0-12 3-24 8-36 9-19 27-45 53-78 4-5 30-32 78-82-26-16-45-30-56-42-11-13-16-27-16-43 0-17 7-38 22-62 14-24 47-58 99-101zM320 36c-38 0-69 15-94 45-25 29-38 75-38 137 0 79 17 141 51 185 27 33 60 50 100 50 39 0 70-14 95-43s37-74 37-136c0-80-17-143-52-188-26-33-59-50-99-50zM180 715c-23 26-42 50-54 72s-18 42-18 61c0 24 15 45 44 63 51 31 124 47 219 47 92 0 159-16 202-48s65-66 65-102c0-27-13-45-39-56s-78-18-156-20c-114-3-201-9-263-17z">
            <text:p/>
          </draw:path>
          <draw:path draw:style-name="gr4" draw:text-style-name="P3" draw:layer="layout" svg:width="0.352cm" svg:height="1.077cm" svg:x="15.828cm" svg:y="12.947cm" svg:viewBox="0 0 353 1078" svg:d="M241 0v921c0 44 3 72 9 87 7 14 16 25 30 32 13 7 37 11 73 11v27h-341v-27c32 0 54-3 66-10 11-6 20-17 27-33 7-15 10-44 10-87v-631c0-78-2-126-5-144-4-18-10-30-17-36-8-7-18-10-30-10-13 0-30 4-50 12l-13-27 207-85z">
            <text:p/>
          </draw:path>
          <draw:path draw:style-name="gr4" draw:text-style-name="P3" draw:layer="layout" svg:width="0.586cm" svg:height="0.735cm" svg:x="16.271cm" svg:y="13.31cm" svg:viewBox="0 0 587 736" svg:d="M108 282c0 103 24 184 75 242 50 59 109 88 177 88 46 0 85-12 119-37 33-25 61-68 84-129l24 15c-11 70-41 133-92 190s-115 85-192 85c-83 0-155-32-214-97s-89-152-89-262c0-119 30-211 91-277 61-67 137-100 229-100 78 0 142 26 192 77s75 119 75 205zM108 238h321c-3-44-8-75-16-94-13-28-31-50-56-66s-51-24-79-24c-42 0-79 16-112 49-33 32-52 77-58 135z">
            <text:p/>
          </draw:path>
          <draw:path draw:style-name="gr4" draw:text-style-name="P3" draw:layer="layout" svg:width="0.473cm" svg:height="0.735cm" svg:x="16.979cm" svg:y="13.31cm" svg:viewBox="0 0 474 736" svg:d="M422 0v236h-25c-19-74-44-124-74-151s-69-40-115-40c-36 0-64 9-86 28s-33 39-33 62c0 28 8 53 25 73 15 21 47 42 95 66l111 53c103 51 154 116 154 198 0 63-24 114-72 153-47 39-101 58-160 58-43 0-91-8-146-22-16-5-30-8-41-8s-20 6-27 19h-25v-248h25c14 71 41 124 81 160s85 54 135 54c34 0 63-10 85-31 22-20 33-45 33-73 0-35-12-65-37-88-25-24-74-54-147-90-73-37-121-69-144-99-23-29-34-65-34-109 0-57 20-105 59-143 39-39 90-58 152-58 27 0 61 6 99 18 26 7 43 11 52 11 8 0 15-2 19-5 5-4 10-12 16-24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8:21:29.819000000</meta:creation-date>
    <dc:date>2022-05-24T18:50:51.190000000</dc:date>
    <meta:editing-duration>PT12M1S</meta:editing-duration>
    <meta:editing-cycles>2</meta:editing-cycles>
    <meta:generator>LibreOffice/7.2.7.2$Windows_X86_64 LibreOffice_project/8d71d29d553c0f7dcbfa38fbfda25ee34cce99a2</meta:generator>
    <meta:document-statistic meta:object-count="13"/>
  </office:meta>
</office:document-meta>
</file>